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2e32f" style:font-size-asian="15pt" style:font-size-complex="15pt"/>
    </style:style>
    <style:style style:name="P4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4949b" style:font-size-asian="15pt" style:font-size-complex="15pt"/>
    </style:style>
    <style:style style:name="P5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530b0" style:font-size-asian="15pt" style:font-size-complex="15pt"/>
    </style:style>
    <style:style style:name="P6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530b0" style:font-size-asian="15pt" style:font-size-complex="15pt"/>
    </style:style>
    <style:style style:name="P7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8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P9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4949b" style:font-size-asian="15pt" style:font-size-complex="15pt"/>
    </style:style>
    <style:style style:name="P10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530b0" style:font-size-asian="15pt" style:font-size-complex="15pt"/>
    </style:style>
    <style:style style:name="P11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paragraph-rsid="0014949b" style:font-size-asian="15pt" style:font-size-complex="15pt"/>
    </style:style>
    <style:style style:name="P12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e32f" style:font-size-asian="15pt" style:font-size-complex="15pt"/>
    </style:style>
    <style:style style:name="P13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e32f" style:font-size-asian="15pt" style:font-size-complex="15pt"/>
    </style:style>
    <style:style style:name="P14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paragraph-rsid="001530b0" style:font-size-asian="15pt" style:font-size-complex="15pt"/>
    </style:style>
    <style:style style:name="T1" style:family="text">
      <style:text-properties officeooo:rsid="00113f1d"/>
    </style:style>
    <style:style style:name="T2" style:family="text">
      <style:text-properties officeooo:rsid="0012e32f"/>
    </style:style>
    <style:style style:name="T3" style:family="text">
      <style:text-properties officeooo:rsid="0014949b"/>
    </style:style>
    <style:style style:name="T4" style:family="text">
      <style:text-properties officeooo:rsid="00153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1º séries</text:span></text:p>
      <text:p text:style-name="P2"/>
      <text:p text:style-name="P7">As atividades das <text:span text:style-name="T4">1</text:span>º séries consistiram em <text:span text:style-name="T3">joguinhos lúdicos no software Gcompris, que o mesmo é uma suíte de jogos educacional, onde os alunos jogaram jogos de habilidade com o mouse e o teclado, pois muitos ainda tem uma dificuldade com os mesmos.</text:span></text:p>
      <text:p text:style-name="P8"/>
      <text:p text:style-name="P14"><text:s text:c="19"/><text:span text:style-name="T1">Atividades 1º séries</text:span></text:p>
      <text:p text:style-name="P5"/>
      <text:p text:style-name="P10">As atividades das <text:span text:style-name="T4">1</text:span>º séries consistiram em <text:span text:style-name="T3">joguinhos lúdicos no software Gcompris, que o mesmo é uma suíte de jogos educacional, onde os alunos jogaram jogos de habilidade com o mouse e o teclado, pois muitos ainda tem uma dificuldade com os mesmos.</text:span></text:p>
      <text:p text:style-name="P9"/>
      <text:p text:style-name="P6"><text:s/><text:span text:style-name="T1">Atividades 1º séries</text:span></text:p>
      <text:p text:style-name="P5"/>
      <text:p text:style-name="P10">As atividades das <text:span text:style-name="T4">1</text:span>º séries consistiram em <text:span text:style-name="T3">joguinhos lúdicos no software Gcompris, que o mesmo é uma suíte de jogos educacional, onde os alunos jogaram jogos de habilidade com o mouse e o teclado, pois muitos ainda tem uma dificuldade com os mes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4-28T14:04:24.266000000</dc:date>
    <meta:editing-duration>PT15M57S</meta:editing-duration>
    <meta:editing-cycles>5</meta:editing-cycles>
    <meta:generator>LibreOffice/5.1.2.2$Windows_x86 LibreOffice_project/d3bf12ecb743fc0d20e0be0c58ca359301eb705f</meta:generator>
    <meta:print-date>2016-04-28T14:03:13.894000000</meta:print-date>
    <meta:document-statistic meta:table-count="0" meta:image-count="0" meta:object-count="0" meta:page-count="1" meta:paragraph-count="6" meta:word-count="138" meta:character-count="828" meta:non-whitespace-character-count="675"/>
  </office:meta>
</office:document-meta>
</file>